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margin-left="0.021cm" fo:margin-right="0cm" fo:text-align="start" style:justify-single-word="false" fo:text-indent="0cm" style:auto-text-indent="false">
        <style:tab-stops>
          <style:tab-stop style:position="0.265cm"/>
        </style:tab-stops>
      </style:paragraph-properties>
    </style:style>
    <style:style style:name="P6" style:family="paragraph" style:parent-style-name="Standard">
      <style:paragraph-properties fo:margin-left="0.021cm" fo:margin-right="0cm" fo:text-align="start" style:justify-single-word="false" fo:text-indent="0cm" style:auto-text-indent="false">
        <style:tab-stops>
          <style:tab-stop style:position="0.265cm"/>
        </style:tab-stops>
      </style:paragraph-properties>
      <style:text-properties fo:font-size="9pt" fo:font-style="italic" style:font-size-asian="9pt" style:font-style-asian="italic" style:font-size-complex="9pt" style:font-style-complex="italic"/>
    </style:style>
    <style:style style:name="P7" style:family="paragraph" style:parent-style-name="Standard" style:list-style-name="L1">
      <style:paragraph-properties fo:margin-left="0.021cm" fo:margin-right="0cm" fo:text-align="start" style:justify-single-word="false" fo:text-indent="0cm" style:auto-text-indent="false">
        <style:tab-stops>
          <style:tab-stop style:position="0.265cm"/>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ektronisch gesteuerte Fischfütterung</text:p>
      <text:p text:style-name="Standard"/>
      <text:p text:style-name="P4">Solange es Menschen gibt, ist auch der Fischfang betrieben worden. Von den ersten Anfängen einer eigentlichen Fischzucht bzw. von der Anlage von Teichen berichten die römischen Schriftsteller Cicero und Plinius im ersten Jahrhundert vor Christus. Demnach haben einige reiche Römer Fischteiche und -Becken angelegt. Der Beginn der eigentlichen Aufzucht liegt in den Jahren um 500 n.Chr. Aus dem 16.Jahrhundert stammen auch die ersten Bücher über die Teichwirtschaft, <text:span text:style-name="T1">Einrichtung von Laich- und Brutteichen und Fütterungsplänen</text:span>. Erst in der ersten Hälfte des 18. Jahrhunderts verfolgte man die Idee, den laichreifen Fischen Eier und Samen zu entnehmen, die Eier künstlich zu befruchten und zur Entwicklung zu bringen (Geburtsstunde der „künstlichen Fischzucht“). Man beschäftigte sich zunächst ausschließlich mit der Vermehrung und Aufzucht der heimischen Fischarten. Parallel dazu entstanden die Vorläufer der verschiedenen Fischerei-organisationen und -verbände, die sich die Förderung der künstlichen Fischzucht (einem Teil der Landwirtschaft) und eine systematische Besetzung der Gewässer mit Jungfischen zum Ziel setzten.</text:p>
      <text:p text:style-name="Standard"/>
      <text:p text:style-name="Standard">Bei der professionellen Aufzucht von Fischen in der Neuzeit spielen für die Wirtschaftlichkeit der unternehmerischen Tätigkeit die Faktoren <text:span text:style-name="T1">Futterkosten</text:span> und im Speziellen die für die Fütterung eingesetzte <text:s/><text:span text:style-name="T1">menschliche Arbeitszeit </text:span>eine wesentliche Rolle. Nunmehr gilt es, alle eingesetzten Resourcen so zu optimieren, dass einerseits alle Anforderungen einer erfolgreichen Fischaufzucht mit sparsamen Resourcen-Umgang erfüllt werden, andererseits aber eine ausreichende Wertschöpfung erreicht wird. </text:p>
      <text:p text:style-name="Standard"/>
      <text:p text:style-name="Standard">Fischzüchter in unserem heimatlichen Umfeld, welche die Aufzucht in <text:span text:style-name="T1">kleineren Unternehmensformen</text:span> (z.B. Familienbetrieben) betreiben, stehen deshalb vor der nicht ganz einfachen Ausgangssituation, dass sie <text:span text:style-name="T1">technische Hilfsmittel </text:span>wie sie etwa von riesigen nur im Ausland ansässigen Fisch-Mastbetrieben eingesetzt werden, aus wirtschaftlichen Überlegungen nicht <text:s/>nutzen können. Neben diesen klein strukturierten Betrieben ist an dieser Stelle auch noch eine Reihe von <text:span text:style-name="T1">wissenschaftlichen Projekten</text:span> zu erwähnen, die sich in unserem Bundesland auch mit der Aufzucht von Fischen befassen – z.B. <text:s/>Tiroler „Äschen“-Projekt (Betreiber: Tiroler Fischereiverband) oder Projekt „Urforelle“ (Betreiber: länderübergreifend, u.a. Universität Innsbruck). Diesen Projekten gemeinsam ist die Entnahme von Elterntieren aus ausgewählten Gewässern, die wissenschaftliche Untersuchung, die Gewinnung von Laichmaterial, die Aufzucht von Jungfischen bzw. der Aufbau ursprünglicher Zuchtstämme in einer <text:span text:style-name="T1">heimischen Fischzucht </text:span>und das Aussetzen der in der Fischzucht <text:s/>reproduzierten Fische im Ursprungsgewässer).</text:p>
      <text:p text:style-name="Standard"/>
      <text:p text:style-name="Standard">Bis zum erfolgreichen Abschluss von Aufzucht-Programmen müssen die Züchter eine ganze Reihe von <text:span text:style-name="T1">Anforderungen an die Fischfütterung</text:span> erfüllen, wobei eine <text:span text:style-name="T1">individuelle Computer-Steuerung</text:span> die Zielerreichung (zuverlässige, alltagstaugliche Fischfütterung in einem kleineren Rahmen) wesentlich <text:span text:style-name="T1">erleichtert</text:span>, und zwar:</text:p>
      <text:p text:style-name="Standard"/>
      <text:list xml:id="list30598942" text:style-name="L1">
        <text:list-item>
          <text:p text:style-name="P7">Fische sollen täglich regelmäßig, mehrmalig, langsam und angepasst an das Umfeld gefüttert<text:line-break/> werden. Die entsprechenden Futtermengen und Fütterungsintervalle können optimal an das <text:line-break/> Fressverhalten der Fische angepasst werden.<text:line-break/> → <text:span text:style-name="T1">technische Lösung:</text:span> Aufstellung eines/mehrerer computergesteuerter Futterautomaten<text:line-break/> ….............................</text:p>
        </text:list-item>
      </text:list>
      <text:p text:style-name="P5"/>
      <text:p text:style-name="P5">Jungfische, insbesondere forellenartige Fische, folgen in der Natur bei ihren Fressgewohnheiten keinem Zeitplan. Daraus schließt ein Fischzüchter, dass es um so besser ist, je öfter in der Gefangenschaft gefüttert wird, besonders wenn die Fische jung sind. Die Brut wird täglich etwa fünfmal gefüttert, kleine Setzlinge viermal, mittlere und große Setzlinge zwei- bis dreimal und heranwachsende Fische ein- bis zweimal täglich. </text:p>
      <text:p text:style-name="P5">Der hemmende Faktor ist die <text:span text:style-name="T1">Arbeitskraft</text:span>. Deshalb kommen mehr und mehr<text:span text:style-name="T1"> technische</text:span> <text:soft-page-break/><text:span text:style-name="T1">(elektronisch gesteuerte) Hilfen</text:span> für die täglichen Fütterungen zum Einsatz.</text:p>
      <text:p text:style-name="P5"/>
      <text:list xml:id="list30601473" text:continue-numbering="true" text:style-name="L1">
        <text:list-item>
          <text:p text:style-name="P7">Präzise und unterschiedliche Futtergaben an beliebig vielen Futterstellen (auch Kleinstmengen, <text:line-break/> <text:s/>z.B. bei Brut, usw.)<text:line-break/> <text:s/>→ <text:span text:style-name="T1">technische Lösung: </text:span><text:span text:style-name="T2">Aufstellung des computergesteuerten Futterautomaten an mehreren<text:line-break/> <text:s text:c="6"/>Stellen; individuelles Vermischen von mehreren Komponenten je Futterstelle<text:line-break/> <text:s text:c="6"/></text:span>.............................</text:p>
          <text:p text:style-name="P7"/>
        </text:list-item>
        <text:list-item>
          <text:p text:style-name="P7">Automatische Anpassung der Futtermenge und Sorte an den Tageszuwachs, bei Bedarf an die<text:line-break/> Wassertemperatur und eventuell automatische zusätzliche Sauerstoffzufuhr vor der Fütterung.<text:line-break/> → <text:span text:style-name="T1">technische Lösung:</text:span> …..............................</text:p>
        </text:list-item>
      </text:list>
      <text:p text:style-name="P5"/>
      <text:p text:style-name="P5">Das Wachstum der Zuchtfische hängt von einer Anzahl von Faktoren, wie z.B. von der Temperatur und dem Sauerstoffgehalt des Zuchtbecken-Wassers <text:s/>ab.</text:p>
      <text:p text:style-name="P6">Idee: laufende, elektronische Messung des Sauerstoffgehaltes des Zuchtbecken-Wassers und der -Wassertemperatur (Beziehung zwischen Wassertemperatur und Lebensfähigkeit –&gt; Umfang des Stoffwechsels eines Fisches steigt und sinkt im Verhältnis zu den Temperaturschwankungen; Wasser kann unter Umständen für bestimmte Zuchtfische zu kalt sein und ihr Wachstum beeinträchtigen)???? </text:p>
      <text:p text:style-name="P5"/>
      <text:list xml:id="list30598673" text:continue-numbering="true" text:style-name="L1">
        <text:list-item>
          <text:p text:style-name="P7">Vermeidung von Futterverlusten (Futterkosten-Einsparung und Reinhaltung des Fischwassers)</text:p>
          <text:p text:style-name="P7"><text:s text:c="2"/>→ <text:span text:style-name="T1">technische Lösung: </text:span>…..............................</text:p>
        </text:list-item>
      </text:list>
      <text:p text:style-name="P5"/>
      <text:p text:style-name="P5">Die meisten Fischzüchter haben die für jede Fütterung notwendige Futtermenge durch Erfahrung gelernt – dennoch: Erfahrungsgemäß ist es unmöglich, Fischbrut/Jungfische ohne Futterverluste großzuziehen. Der Fischzüchter muss deshalb darauf achten, dass Futterreste nicht lange in den Zuchtbecken bleiben. Dies kann das Verkleben der Kiemen bei den Jungfischen verursachen. Extrem verklebte Kiemen können zu Atmungsschwierigkeiten und schließlich zum Tod der Jungfische führen.</text:p>
      <text:p text:style-name="P5">Mit der Verwendung von künstlichem Licht in Bruthäusern kann ein Bestand an Eiern früher erzeugt werden. Sie lassen sich dann so früh ausbrüten, dass dadurch zusätzliche Zeit für das Wachstum gewonnen wird. Auf diese Weise können Zuchtfische schneller an Körpergewicht gewinnen – außerdem werden noch Futterkosten gespart.</text:p>
      <text:p text:style-name="P6">Idee: Computerunterstützte Zeitschaltung für die Beleuchtung des Bruthauses/des Zuchtbeckenraumes.</text:p>
      <text:p text:style-name="P5"/>
      <text:list xml:id="list30606893" text:continue-numbering="true" text:style-name="L1">
        <text:list-item>
          <text:p text:style-name="P7">Arbeitszeitersparnis und geringerer Personalaufwand durch automatische Fütterung, höhere <text:line-break/> Tageszunahmen durch regelmäßiges Weiterfüttern an Wochenenden, Feiertagen, Urlaubszeit.<text:line-break/> → <text:span text:style-name="T1">technische Lösung:</text:span> …............................</text:p>
          <text:p text:style-name="P7"/>
        </text:list-item>
        <text:list-item>
          <text:p text:style-name="P7">Beliebig viele Betriebsstellen sind fernbedienbar und überwachbar</text:p>
          <text:p text:style-name="P7"><text:s text:c="2"/>→ <text:span text:style-name="T1">technische Lösung:</text:span> Modem → Internet, Handy, usw.</text:p>
          <text:p text:style-name="P7"/>
        </text:list-item>
        <text:list-item>
          <text:p text:style-name="P7">Genaue Aufzeichnung und Auswertung von Futterverbrauch, Futtervorratshaltung, Jahresproduktion, usw. </text:p>
          <text:p text:style-name="P7"><text:s text:c="2"/>→ <text:span text:style-name="T1">technische Lösung:</text:span> Auswertung „Fütterungsmanagement“ (Diagramme, Grafiken, usw.);<text:line-break/> <text:s text:c="6"/>Perfekte Auswertung der Futterdaten („Futterkurven“)</text:p>
          <text:p text:style-name="P7"/>
        </text:list-item>
        <text:list-item>
          <text:p text:style-name="P7">Optische Überwachung der Zuchtbecken<text:line-break/> <text:s/>→ <text:span text:style-name="T1">technische Lösung: </text:span><text:span text:style-name="T2">Schwenkbare Kamera …...................</text:span></text:p>
        </text:list-item>
      </text:list>
      <text:p text:style-name="Standard"><text:s/></text:p>
      <text:p text:style-name="Standard">Mit der Installierung einer Kamera zur optischen Überwachung von Zuchtbecken können bereits erste Anzeichen von Störungen im Zuchtablauf schnell erkannt werden (z.B. Appetitlosigkeit oder lustloses Liegen der Jungfische an den Zuchtbecken können ernste Anzeichen einer Fischkrankheit sein).</text:p>
      <text:p text:style-name="Standard"><text:soft-page-break/></text:p>
      <text:p text:style-name="P3">Schlussbemerkungen</text:p>
      <text:p text:style-name="Standard">Die vorstehenden Ausführungen und die Erfahrungen von Fischzüchtern belegen, dass Rationalisierungsmaßnahmen nicht nur das A und O in der Wirtschaft sind, sondern für eine erfolgreiche Fischzucht neben besonderen kaufmännischen und wirtschaftlichen Gesichtspunkten auch die Verwendung neuer arbeitstechnischer Hilfsmittel, wie z.B. der <text:span text:style-name="T1">Einsatz einer elektronisch</text:span> <text:span text:style-name="T1">gesteuerten Fischfütterung</text:span>, unumgänglich ist. Das in einer Zeit, wo Arbeitskräfte – insbesondere fachvorgebildete – fehlen und alles darauf ankommt, einen klein strukturierten Betrieb mit überschaubaren fnanziellen Mitteln zu technisieren und auch zu rationaliseren.</text:p>
      <text:p text:style-name="Standard"/>
      <text:p text:style-name="Standard"/>
      <text:p text:style-name="Standard"/>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2T21:12:53.67</meta:creation-date>
    <dc:date>2012-04-01T10:47:20.84</dc:date>
    <meta:editing-duration>PT04H38M08S</meta:editing-duration>
    <meta:editing-cycles>34</meta:editing-cycles>
    <meta:generator>OpenOffice.org/3.2$Win32 OpenOffice.org_project/320m18$Build-9502</meta:generator>
    <meta:document-statistic meta:table-count="0" meta:image-count="0" meta:object-count="0" meta:page-count="3" meta:paragraph-count="27" meta:word-count="952" meta:character-count="7741"/>
  </office:meta>
</office:document-meta>
</file>